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323000002F9F9A74F93.svm" manifest:media-type=""/>
  <manifest:file-entry manifest:full-path="Pictures/20000001000002A00000030678EE1AD5.svm" manifest:media-type=""/>
  <manifest:file-entry manifest:full-path="Pictures/20000001000000F6000001426FFCD15A.svm" manifest:media-type=""/>
  <manifest:file-entry manifest:full-path="Pictures/200000010000024300000157DDDCEAA3.svm" manifest:media-type=""/>
  <manifest:file-entry manifest:full-path="Pictures/20000001000003490000015B16CFACD4.svm" manifest:media-type=""/>
  <manifest:file-entry manifest:full-path="Pictures/200000010000026E0000012D2B1C45BB.svm" manifest:media-type=""/>
  <manifest:file-entry manifest:full-path="Pictures/2000000100000259000000D4DE5EB20D.svm" manifest:media-type=""/>
  <manifest:file-entry manifest:full-path="Pictures/20000001000001420000012483F97882.svm" manifest:media-type=""/>
  <manifest:file-entry manifest:full-path="Pictures/200000A100004F1D00003B569FB1E8D2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{B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frac{V_{BB}}{R_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-\frac{1}{R_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XB Tabriz" fo:font-size="12pt" style:font-size-asian="12pt" style:font-size-complex="12pt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912cm" svg:height="3.463cm" svg:x="0.374cm" svg:y="0.593cm">
          <draw:image xlink:href="Pictures/200000A100004F1D00003B569FB1E8D2.wmf" xlink:type="simple" xlink:show="embed" xlink:actuate="onLoad">
            <text:p/>
          </draw:image>
          <draw:glue-point draw:id="4" svg:x="-2.748cm" svg:y="-0.973cm"/>
          <draw:glue-point draw:id="5" svg:x="-0.84cm" svg:y="-1.83cm"/>
          <draw:glue-point draw:id="6" svg:x="-1.672cm" svg:y="0.294cm"/>
        </draw:frame>
        <draw:line draw:style-name="gr2" draw:text-style-name="P2" draw:layer="layout" svg:x1="4.363cm" svg:y1="3.59cm" svg:x2="4.363cm" svg:y2="3.087cm">
          <text:p/>
        </draw:line>
        <draw:line draw:style-name="gr2" draw:text-style-name="P2" draw:layer="layout" svg:x1="4.336cm" svg:y1="3.084cm" svg:x2="1.652cm" svg:y2="3.084cm">
          <text:p/>
        </draw:line>
        <draw:frame draw:style-name="gr3" draw:text-style-name="P4" draw:layer="layout" svg:width="1.548cm" svg:height="1.445cm" svg:x="3.226cm" svg:y="0.335cm">
          <draw:text-box>
            <text:p text:style-name="P3"><text:span text:style-name="T1">خطِ بوجھ</text:span></text:p>
            <text:p text:style-name="P3"><text:span text:style-name="T1">کی ڈھلوان</text:span></text:p>
          </draw:text-box>
        </draw:frame>
        <draw:connector draw:style-name="gr4" draw:text-style-name="P2" draw:layer="layout" draw:type="curve" draw:line-skew="1.816cm 3.585cm -2.249cm" svg:x1="3.666cm" svg:y1="1.691cm" svg:x2="3.008cm" svg:y2="2.425cm" draw:start-shape="id1" draw:start-glue-point="5" draw:end-shape="id1" draw:end-glue-point="6" svg:d="M3666 1691c0 325-208 217-208 417s-450 142-450 317" svg:viewBox="0 0 659 735">
          <text:p/>
        </draw:connector>
        <draw:frame draw:style-name="gr5" draw:text-style-name="P1" draw:layer="layout" svg:width="0.385cm" svg:height="0.349cm" svg:x="1.454cm" svg:y="0.373cm">
          <draw:image xlink:href="Pictures/20000001000001420000012483F97882.svm" xlink:type="simple" xlink:show="embed" xlink:actuate="onLoad">
            <text:p/>
          </draw:image>
        </draw:frame>
        <draw:frame draw:style-name="gr6" draw:text-style-name="P1" draw:layer="layout" svg:width="0.72cm" svg:height="0.253cm" svg:x="7.611cm" svg:y="3.506cm">
          <draw:image xlink:href="Pictures/2000000100000259000000D4DE5EB20D.svm" xlink:type="simple" xlink:show="embed" xlink:actuate="onLoad">
            <text:p/>
          </draw:image>
        </draw:frame>
        <draw:frame draw:style-name="gr7" draw:text-style-name="P1" draw:layer="layout" svg:width="0.745cm" svg:height="0.36cm" svg:x="5.274cm" svg:y="3.698cm">
          <draw:image xlink:href="Pictures/200000010000026E0000012D2B1C45BB.svm" xlink:type="simple" xlink:show="embed" xlink:actuate="onLoad">
            <text:p/>
          </draw:image>
        </draw:frame>
        <draw:frame draw:style-name="gr8" draw:text-style-name="P1" draw:layer="layout" svg:width="1.008cm" svg:height="0.415cm" svg:x="3.84cm" svg:y="3.683cm">
          <draw:image xlink:href="Pictures/20000001000003490000015B16CFACD4.svm" xlink:type="simple" xlink:show="embed" xlink:actuate="onLoad">
            <text:p/>
          </draw:image>
        </draw:frame>
        <draw:frame draw:style-name="gr9" draw:text-style-name="P1" draw:layer="layout" svg:width="0.694cm" svg:height="0.41cm" svg:x="0.848cm" svg:y="2.886cm">
          <draw:image xlink:href="Pictures/200000010000024300000157DDDCEAA3.svm" xlink:type="simple" xlink:show="embed" xlink:actuate="onLoad">
            <text:p/>
          </draw:image>
        </draw:frame>
        <draw:frame draw:style-name="gr10" draw:text-style-name="P1" draw:layer="layout" svg:width="0.294cm" svg:height="0.385cm" svg:x="4.158cm" svg:y="2.433cm">
          <draw:image xlink:href="Pictures/20000001000000F6000001426FFCD15A.svm" xlink:type="simple" xlink:show="embed" xlink:actuate="onLoad">
            <text:p/>
          </draw:image>
        </draw:frame>
        <draw:frame draw:style-name="gr11" draw:text-style-name="P1" draw:layer="layout" svg:width="0.805cm" svg:height="0.928cm" svg:x="0.701cm" svg:y="1.271cm">
          <draw:image xlink:href="Pictures/20000001000002A00000030678EE1AD5.svm" xlink:type="simple" xlink:show="embed" xlink:actuate="onLoad">
            <text:p/>
          </draw:image>
        </draw:frame>
        <draw:frame draw:style-name="gr12" draw:text-style-name="P1" draw:layer="layout" svg:width="0.962cm" svg:height="0.912cm" svg:x="2.365cm" svg:y="0.995cm">
          <draw:image xlink:href="Pictures/2000000100000323000002F9F9A74F93.svm" xlink:type="simple" xlink:show="embed" xlink:actuate="onLoad">
            <text:p/>
          </draw:image>
        </draw:frame>
        <draw:custom-shape draw:style-name="gr13" draw:text-style-name="P1" draw:layer="layout" svg:width="0.137cm" svg:height="0.137cm" svg:x="4.285cm" svg:y="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19:55.503969016</dc:date>
    <meta:editing-duration>PT4M58S</meta:editing-duration>
    <meta:editing-cycles>4</meta:editing-cycles>
    <meta:generator>LibreOffice/4.2.8.2$Linux_x86 LibreOffice_project/420m0$Build-2</meta:generator>
    <meta:document-statistic meta:object-count="14"/>
  </office:meta>
</office:document-meta>
</file>